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2pt" fo:font-style="normal" fo:font-weight="normal" officeooo:paragraph-rsid="0017a428"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200%">
        <style:tab-stops>
          <style:tab-stop style:position="-0.5in"/>
        </style:tab-stops>
      </style:paragraph-properties>
      <style:text-properties fo:font-size="12pt" fo:font-style="normal" fo:font-weight="normal" officeooo:paragraph-rsid="0017a428"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200%"/>
      <style:text-properties fo:font-style="normal" fo:font-weight="normal" officeooo:paragraph-rsid="00174869" style:font-style-asian="normal" style:font-weight-asian="normal" style:font-style-complex="normal" style:font-weight-complex="normal"/>
    </style:style>
    <style:style style:name="P4" style:family="paragraph" style:parent-style-name="Standard">
      <style:paragraph-properties fo:line-height="200%" fo:text-align="center" style:justify-single-word="false"/>
      <style:text-properties fo:font-style="normal" fo:font-weight="normal" officeooo:paragraph-rsid="00174869" style:font-style-asian="normal" style:font-weight-asian="normal" style:font-style-complex="normal" style:font-weight-complex="normal"/>
    </style:style>
    <style:style style:name="P5" style:family="paragraph" style:parent-style-name="Standard">
      <style:paragraph-properties fo:line-height="200%">
        <style:tab-stops>
          <style:tab-stop style:position="-0.5in"/>
        </style:tab-stops>
      </style:paragraph-properties>
      <style:text-properties fo:font-style="normal" fo:font-weight="normal" officeooo:paragraph-rsid="0017a428" style:font-style-asian="normal" style:font-weight-asian="normal" style:font-style-complex="normal" style:font-weight-complex="normal"/>
    </style:style>
    <style:style style:name="P6" style:family="paragraph" style:parent-style-name="Standard">
      <style:paragraph-properties fo:line-height="200%"/>
      <style:text-properties fo:font-style="normal" fo:font-weight="normal" officeooo:paragraph-rsid="0017a428"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paragraph-rsid="00174869"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paragraph-rsid="001a7b84" style:font-style-asian="normal" style:font-weight-asian="normal" style:font-style-complex="normal" style:font-weight-complex="normal"/>
    </style:style>
    <style:style style:name="P9" style:family="paragraph" style:parent-style-name="Standard" style:list-style-name="WW8Num2">
      <style:paragraph-properties fo:line-height="200%">
        <style:tab-stops>
          <style:tab-stop style:position="1.25in"/>
        </style:tab-stops>
      </style:paragraph-properties>
      <style:text-properties officeooo:paragraph-rsid="0017a428"/>
    </style:style>
    <style:style style:name="P10" style:family="paragraph" style:parent-style-name="Standard">
      <style:paragraph-properties fo:margin-left="0.25in" fo:margin-right="0in" fo:line-height="200%" fo:text-indent="-0.25in" style:auto-text-indent="false">
        <style:tab-stops>
          <style:tab-stop style:position="1.25in"/>
        </style:tab-stops>
      </style:paragraph-properties>
      <style:text-properties fo:font-size="12pt" fo:font-style="normal" fo:font-weight="normal" officeooo:paragraph-rsid="0017a428"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25in" fo:margin-right="0in" fo:line-height="200%" fo:text-align="start" style:justify-single-word="false" fo:text-indent="-0.25in" style:auto-text-indent="false">
        <style:tab-stops>
          <style:tab-stop style:position="1.25in"/>
        </style:tab-stops>
      </style:paragraph-properties>
      <style:text-properties fo:font-size="12pt" fo:font-style="normal" fo:font-weight="normal" officeooo:paragraph-rsid="0017a428" style:font-size-asian="12pt" style:font-style-asian="normal" style:font-weight-asian="normal" style:font-size-complex="12pt" style:font-style-complex="normal" style:font-weight-complex="normal"/>
    </style:style>
    <style:style style:name="P12" style:family="paragraph" style:parent-style-name="Standard" style:list-style-name="WW8Num2">
      <style:paragraph-properties fo:margin-left="0in" fo:margin-right="0in" fo:line-height="200%" fo:text-indent="0in" style:auto-text-indent="false">
        <style:tab-stops>
          <style:tab-stop style:position="1.25in"/>
        </style:tab-stops>
      </style:paragraph-properties>
      <style:text-properties fo:font-style="normal" fo:font-weight="normal" officeooo:paragraph-rsid="0017a428" style:font-style-asian="normal" style:font-weight-asian="normal" style:font-style-complex="normal" style:font-weight-complex="normal"/>
    </style:style>
    <style:style style:name="P13" style:family="paragraph" style:parent-style-name="Heading_20_2" style:master-page-name="Standard">
      <style:paragraph-properties fo:line-height="200%" fo:text-align="center" style:justify-single-word="false" style:page-number="auto"/>
      <style:text-properties fo:font-size="12pt" fo:font-style="normal" style:text-underline-style="none" fo:font-weight="normal" officeooo:paragraph-rsid="001851ac" style:font-size-asian="12pt" style:font-style-asian="normal" style:font-weight-asian="normal" style:font-size-complex="12pt" style:font-style-complex="normal" style:font-weight-complex="normal"/>
    </style:style>
    <style:style style:name="T1" style:family="text">
      <style:text-properties officeooo:rsid="00174869"/>
    </style:style>
    <style:style style:name="T2" style:family="text">
      <style:text-properties fo:font-size="12pt" style:font-size-asian="12pt" style:font-size-complex="12pt"/>
    </style:style>
    <style:style style:name="T3" style:family="text">
      <style:text-properties fo:font-size="12pt" officeooo:rsid="0017a428"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17a428" style:font-size-asian="12pt" style:font-style-asian="normal" style:font-weight-asian="normal" style:font-size-complex="12pt" style:font-style-complex="normal" style:font-weight-complex="normal"/>
    </style:style>
    <style:style style:name="T7" style:family="text">
      <style:text-properties officeooo:rsid="0017a428"/>
    </style:style>
    <style:style style:name="T8" style:family="text">
      <style:text-properties officeooo:rsid="001851ac"/>
    </style:style>
    <style:style style:name="T9" style:family="text">
      <style:text-properties officeooo:rsid="001a7b84"/>
    </style:style>
    <style:style style:name="T10" style:family="text">
      <style:text-properties officeooo:rsid="001ab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revor Bramwell</text:span></text:p>
      <text:p text:style-name="P3"><text:span text:style-name="T1">COMM218 – Interpersonal Communication</text:span></text:p>
      <text:p text:style-name="P3"><text:span text:style-name="T1"/></text:p>
      <text:p text:style-name="P4"><text:span text:style-name="T1">Increasing Public Safety on Oregon State University Campus through Bicycle Braking Campaign</text:span></text:p>
      <text:p text:style-name="P8"><text:span text:style-name="T9">This campaign aims to increase the safety of pedestrians and bicyclists on Oregon State University's campus. </text:span><text:span text:style-name="T10">This goal will be achieved through signs, awareness, and a demostration.</text:span></text:p>
      <text:p text:style-name="P7"/>
      <text:h text:style-name="P13" text:outline-level="2"><text:span text:style-name="T8">PROJECT GUIDELINES</text:span></text:h>
      <text:p text:style-name="P1"/>
      <text:p text:style-name="P5"><text:span text:style-name="T2">This is a project that applies theory to social action. <text:s/></text:span><text:span text:style-name="T4">Following established guidelines, you or your group will organize a </text:span><text:span text:style-name="T4">social campaign</text:span><text:span text:style-name="T4"> that addresses a societal issue</text:span><text:span text:style-name="T2">.</text:span></text:p>
      <text:p text:style-name="P2"/>
      <text:p text:style-name="P5"><text:span text:style-name="T2">Your “product” will be</text:span><text:span text:style-name="T2"> </text:span><text:span text:style-name="T2">a</text:span><text:span text:style-name="T2"> </text:span><text:span text:style-name="T2">strategic action plan</text:span><text:span text:style-name="T2"> </text:span><text:span text:style-name="T2">that describes, justifies, and puts into context your social marketing campaign.</text:span><text:span text:style-name="T2"> <text:s/></text:span><text:span text:style-name="T2">Your campaign, like all effective campaigns, probably will include a variety of tactics, maybe including things like a public forum to raise awareness on campus, video/photo documentary of a significant community problem, addressing uncertainty in the workplace, targeted advertising or print media, a leadership activity affiliated with a service-learning placement to answer an unmet need in the community, or many other possibilities.</text:span></text:p>
      <text:p text:style-name="P2"/>
      <text:p text:style-name="P5"><text:span text:style-name="T2"><text:s/>Ultimately, your group’s action plan / marketing campaign will utilize concepts of social influence to enhance awareness of cultural diversity, aspects of discrimination, and/or prejudice (</text:span><text:span text:style-name="T3">C</text:span><text:span text:style-name="T2">h. 2 Adler)</text:span></text:p>
      <text:p text:style-name="P2"/>
      <text:p text:style-name="P5"><text:span text:style-name="T2">That presentation will be built around the written action plan and will serve to justify and illustrate your group’s social marketing campaign.</text:span><text:span text:style-name="T2"> <text:s/>Your efforts toward this project should produce a well-researched strategic plan connecting in some way to theories/concepts in the textbook (Make this section clear in your paper). Besides showing acute awareness of the issue and a target community involved, the campaign and strategic plan also must incorporate and apply insights gleaned from appropriate communication and leadership theories as it argues for this response to an actual community problem. </text:span></text:p>
      <text:p text:style-name="P2"/>
      <text:p text:style-name="P6"><text:span text:style-name="T3">S</text:span><text:span text:style-name="T2">ocial marketing tries to change people's behavior for the benefit of the consumer, or of society as a whole. </text:span><text:span text:style-name="T3">An effective campaign will:</text:span></text:p>
      <text:list xml:id="list8216595638800940991" text:style-name="WW8Num2">
        <text:list-header>
          <text:p text:style-name="P12"><text:span text:style-name="T2"/></text:p>
        </text:list-header>
        <text:list-item>
          <text:p text:style-name="P9"><text:soft-page-break/><text:span text:style-name="T5">Identify what behavior you want to change.</text:span></text:p>
          <text:p text:style-name="P9"><text:span text:style-name="T5"/></text:p>
        </text:list-item>
        <text:list-item>
          <text:p text:style-name="P9"><text:span text:style-name="T5">Identify your audience: Whose behavior do you want to change? It may be that you want to change the behavior of several different groups; in that case, you may want to influence them in different ways to bring them closer to the desired behavior. Such groups are often separated, or segmented, by age, gender, level of education, or race. </text:span></text:p>
          <text:p text:style-name="P9"><text:span text:style-name="T6"/></text:p>
        </text:list-item>
        <text:list-item>
          <text:p text:style-name="P9"><text:span text:style-name="T5">Identify the barriers to change: you'll want to find out what makes it difficult or unattractive for people to make these changes.</text:span></text:p>
          <text:p text:style-name="P9"><text:span text:style-name="T5"/></text:p>
        </text:list-item>
        <text:list-item>
          <text:p text:style-name="P9"><text:span text:style-name="T5">Publicize both the benefits of change, and also your efforts to make change easier in a way that will draw people to take advantage of your efforts. Let people know what you're doing to help them--the best program in the world won't be used if people don't know about it. And of course, people need to understand the benefits of the behavior change.</text:span></text:p>
        </text:list-item>
      </text:list>
      <text:p text:style-name="P10"/>
      <text:p text:style-name="P10">You will need at least two outside sources for your paper. Should connect theories/concepts from text.</text:p>
      <text:p text:style-name="P10">Paper will be 2-3 pages.</text:p>
      <text:p text:style-name="P11"><text:span text:style-name="T1">Presentation </text:span><text:span text:style-name="T7">are 2-3 min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style:font-size-complex="10pt"/>
    </style:style>
    <style:style style:name="WW8Num2z0" style:family="text">
      <style:text-properties style:font-name="Symbol" fo:font-size="10pt" style:font-size-asian="10pt" style:font-name-complex="Symbol"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0:53:02</meta:creation-date>
    <dc:date>2013-05-31T01:05:27</dc:date>
    <meta:editing-duration>PT10M34S</meta:editing-duration>
    <meta:editing-cycles>6</meta:editing-cycles>
    <meta:generator>LibreOffice/4.0.3.3$Linux_X86_64 LibreOffice_project/400m0$Build-3</meta:generator>
    <meta:document-statistic meta:table-count="0" meta:image-count="0" meta:object-count="0" meta:page-count="3" meta:paragraph-count="21" meta:word-count="480" meta:character-count="3047" meta:non-whitespace-character-count="2586"/>
  </office:meta>
</office:document-meta>
</file>